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739" officeooo:paragraph-rsid="000af739"/>
    </style:style>
    <style:style style:name="P2" style:family="paragraph" style:parent-style-name="Standard">
      <style:text-properties officeooo:rsid="000af739" officeooo:paragraph-rsid="000caa33"/>
    </style:style>
    <style:style style:name="P3" style:family="paragraph" style:parent-style-name="Standard">
      <style:text-properties officeooo:rsid="000af739" officeooo:paragraph-rsid="000f7c3b"/>
    </style:style>
    <style:style style:name="P4" style:family="paragraph" style:parent-style-name="Standard">
      <style:text-properties officeooo:rsid="000af739" officeooo:paragraph-rsid="001146b8"/>
    </style:style>
    <style:style style:name="P5" style:family="paragraph" style:parent-style-name="Standard">
      <style:text-properties officeooo:rsid="000caa33" officeooo:paragraph-rsid="000caa33"/>
    </style:style>
    <style:style style:name="P6" style:family="paragraph" style:parent-style-name="Standard">
      <style:text-properties officeooo:rsid="000ea0c7" officeooo:paragraph-rsid="000ea0c7"/>
    </style:style>
    <style:style style:name="P7" style:family="paragraph" style:parent-style-name="Standard">
      <style:text-properties style:text-underline-style="solid" style:text-underline-width="auto" style:text-underline-color="font-color" officeooo:rsid="000af739" officeooo:paragraph-rsid="000af739"/>
    </style:style>
    <style:style style:name="P8" style:family="paragraph" style:parent-style-name="Standard">
      <style:text-properties fo:font-style="italic" officeooo:rsid="000af739" officeooo:paragraph-rsid="000af739" style:font-style-asian="italic" style:font-style-complex="italic"/>
    </style:style>
    <style:style style:name="P9" style:family="paragraph" style:parent-style-name="Standard">
      <style:text-properties officeooo:rsid="001146b8" officeooo:paragraph-rsid="001146b8"/>
    </style:style>
    <style:style style:name="T1" style:family="text">
      <style:text-properties officeooo:rsid="000caa33"/>
    </style:style>
    <style:style style:name="T2" style:family="text">
      <style:text-properties officeooo:rsid="000f7c3b"/>
    </style:style>
    <style:style style:name="T3" style:family="text">
      <style:text-properties officeooo:rsid="00131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cursive circles with Turtle Graphics in python.</text:p>
      <text:p text:style-name="P7"/>
      <text:p text:style-name="P1">To get the turtle graphic library into your code use:</text:p>
      <text:p text:style-name="P1"/>
      <text:p text:style-name="P8">from turtle import *</text:p>
      <text:p text:style-name="P1"/>
      <text:p text:style-name="P1">You can find all the latest help at:</text:p>
      <text:p text:style-name="P1"/>
      <text:p text:style-name="P1"><text:a xlink:type="simple" xlink:href="https://docs.python.org/3.6/library/turtle.html" text:style-name="Internet_20_link" text:visited-style-name="Visited_20_Internet_20_Link">https://docs.python.org/3.6/library/turtle.html</text:a></text:p>
      <text:p text:style-name="P1"/>
      <text:p text:style-name="P1"><text:tab/>a little way down is list of Turtle methods, some for turtle motion (move and draw)</text:p>
      <text:p text:style-name="P1"/>
      <text:p text:style-name="P1"><text:span text:style-name="T2">Challenge: U</text:span>sing the circle method can you write some code to draw a circle with a <text:span text:style-name="T1">1</text:span>00 pixel radius?</text:p>
      <text:p text:style-name="P5"/>
      <text:p text:style-name="P2"><text:span text:style-name="T2">Observation: </text:span>Note where the drawing starts and stops and in which direction the Turtle is pointing when it’s first initialised.</text:p>
      <text:p text:style-name="P1"/>
      <text:p text:style-name="P1"><text:span text:style-name="T2">Enhancement: </text:span>Can you find the methods needed to make the circle draw in a particular colour, line width and speed?</text:p>
      <text:p text:style-name="P1"/>
      <text:p text:style-name="P1"><text:span text:style-name="T2">Challenge: D</text:span>raw concentric circles, that’s circles decreasing in size inside each other. Think about using a while loop with the value for the radius as the <text:span text:style-name="T2">controlling </text:span>variable.</text:p>
      <text:p text:style-name="P1"/>
      <text:p text:style-name="P6"><text:span text:style-name="T2">Observation: </text:span>Are the circles all inside each other but not centred?</text:p>
      <text:p text:style-name="P3"/>
      <text:p text:style-name="P4"><text:span text:style-name="T2">Enhancement: </text:span>Can <text:span text:style-name="T2">we ‘wrap’ the circle() function so that each circle is drawn from it’s centre? Such a enhanced function could go in separate ‘module’ to be imported wherever we need it. </text:span></text:p>
      <text:p text:style-name="P4"/>
      <text:p text:style-name="P9">Hints: You can use <text:s/>xcor() and ycor() to find the current coordinates of the turtle. penup() and pendown() allow you to move the turtle without drawing on the screen <text:s/></text:p>
      <text:p text:style-name="P3"/>
      <text:p text:style-name="P9">Challenge: <text:span text:style-name="T3">Once you have the concentric circles drawing correctly using the while loop can you a</text:span>chieve the same result using a recursive function instead?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0:20:00.303220301</meta:creation-date>
    <dc:date>2018-07-04T20:04:52.920857942</dc:date>
    <meta:editing-duration>PT38M1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229" meta:character-count="1383" meta:non-whitespace-character-count="1163"/>
  </office:meta>
</office:document-meta>
</file>